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333ff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solid" draw:fill-color="#5c8526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solid" draw:fill-color="#ff3333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="solid" draw:fill-color="#666666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08cm" svg:height="2cm" svg:x="0.257cm" svg:y="1.005cm">
          <text:p text:style-name="P1"><text:span text:style-name="T1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cm" svg:height="2cm" svg:x="11.302cm" svg:y="1.005cm">
          <text:p text:style-name="P1"><text:span text:style-name="T1">Infe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4cm" svg:height="2cm" svg:x="16.742cm" svg:y="1.005cm">
          <text:p text:style-name="P1"><text:span text:style-name="T1">Rem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9.859cm" svg:y1="2.005cm" svg:x2="11.302cm" svg:y2="2.005cm" draw:start-shape="id1" draw:start-glue-point="1" draw:end-shape="id2" draw:end-glue-point="3" svg:d="M9859 2005h1443" svg:viewBox="0 0 1444 1">
          <text:p/>
        </draw:connector>
        <draw:connector draw:style-name="gr4" draw:text-style-name="P1" draw:layer="layout" draw:type="line" svg:x1="15.302cm" svg:y1="2.005cm" svg:x2="16.742cm" svg:y2="2.005cm" draw:start-shape="id2" draw:start-glue-point="1" draw:end-shape="id3" draw:end-glue-point="3" svg:d="M15302 2005h1440" svg:viewBox="0 0 1441 1">
          <text:p/>
        </draw:connector>
        <draw:connector draw:style-name="gr4" draw:text-style-name="P1" draw:layer="layout" draw:line-skew="0.245cm" svg:x1="18.742cm" svg:y1="3.005cm" svg:x2="2.297cm" svg:y2="3.005cm" draw:start-shape="id3" draw:start-glue-point="2" draw:end-shape="id4" svg:d="M18742 3005v747h-16445v-747" svg:viewBox="0 0 16446 748">
          <text:p/>
        </draw:connector>
        <draw:custom-shape draw:style-name="gr5" draw:text-style-name="P5" xml:id="id1" draw:id="id1" draw:layer="layout" svg:width="4.08cm" svg:height="2cm" svg:x="5.779cm" svg:y="1.005cm">
          <text:p text:style-name="P1"><text:span text:style-name="T1">Exp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4.337cm" svg:y1="2.005cm" svg:x2="5.779cm" svg:y2="2.005cm" draw:start-shape="id4" draw:start-glue-point="1" draw:end-shape="id1" draw:end-glue-point="3" svg:d="M4337 2005h1442" svg:viewBox="0 0 144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10-02T16:27:53</meta:creation-date>
    <dc:date>2016-03-02T18:44:04.905763000</dc:date>
    <meta:editing-duration>PT23M31S</meta:editing-duration>
    <meta:editing-cycles>6</meta:editing-cycles>
    <meta:generator>LibreOffice/5.1.0.3$MacOSX_X86_64 LibreOffice_project/5e3e00a007d9b3b6efb6797a8b8e57b51ab1f737</meta:generator>
    <meta:document-statistic meta:object-count="8"/>
  </office:meta>
</office:document-meta>
</file>